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 table:number-rows-repeated="104854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00/00/00</text:date>, <text:time style:data-style-name="N2" text:time-value="17:09:27.33478946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13T17:11:02.047614267</dc:date>
    <meta:editing-duration>PT6H18M1S</meta:editing-duration>
    <meta:editing-cycles>76</meta:editing-cycles>
    <meta:document-statistic meta:table-count="1" meta:cell-count="140" meta:object-count="0"/>
  </office:meta>
</office:document-meta>
</file>